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10%" draw:textarea-horizontal-align="justify" draw:textarea-vertical-align="middle" draw:auto-grow-height="false" fo:min-height="22.75cm" fo:min-width="9.5cm" draw:shadow-opacity="10%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2.75cm" fo:min-width="0.5cm"/>
    </style:style>
    <style:style style:name="gr4" style:family="graphic" style:parent-style-name="measure" style:list-style-name="L1">
      <style:graphic-properties draw:textarea-vertical-align="middle" draw:line-distance="1.36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8cm"/>
    </style:style>
    <style:style style:name="gr7" style:family="graphic" style:parent-style-name="measure">
      <style:graphic-properties draw:textarea-vertical-align="middle" draw:line-distance="0.9cm"/>
    </style:style>
    <style:style style:name="gr8" style:family="graphic" style:parent-style-name="measure" style:list-style-name="L1">
      <style:graphic-properties draw:textarea-vertical-align="middle" draw:line-distance="3.9cm"/>
    </style:style>
    <style:style style:name="gr9" style:family="graphic" style:parent-style-name="measure" style:list-style-name="L1">
      <style:graphic-properties draw:textarea-vertical-align="middle" draw:line-distance="1.2cm"/>
    </style:style>
    <style:style style:name="gr10" style:family="graphic" style:parent-style-name="measure" style:list-style-name="L1">
      <style:graphic-properties draw:textarea-vertical-align="middle" draw:line-distance="4.5cm"/>
    </style:style>
    <style:style style:name="gr11" style:family="graphic" style:parent-style-name="measure" style:list-style-name="L1">
      <style:graphic-properties draw:textarea-vertical-align="middle" draw:line-distance="6.3cm" draw:placing="below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2.75cm" fo:min-width="0cm"/>
    </style:style>
    <style:style style:name="gr13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30%" draw:textarea-horizontal-align="justify" draw:textarea-vertical-align="middle" draw:auto-grow-height="false" fo:min-height="22.75cm" fo:min-width="0cm" draw:shadow-opacity="30%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9.4cm" fo:min-width="0.7cm"/>
    </style:style>
    <style:style style:name="gr15" style:family="graphic" style:parent-style-name="measure" style:list-style-name="L1">
      <style:graphic-properties draw:textarea-vertical-align="middle" draw:line-distance="1.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7" style:family="graphic" style:parent-style-name="measure" style:list-style-name="L1">
      <style:graphic-properties draw:textarea-vertical-align="middle" draw:line-distance="1.4cm" draw:placing="below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measure" style:list-style-name="L1">
      <style:graphic-properties draw:textarea-vertical-align="middle" draw:line-distance="1.4cm" draw:placing="below"/>
    </style:style>
    <style:style style:name="gr20" style:family="graphic" style:parent-style-name="measure" style:list-style-name="L1">
      <style:graphic-properties draw:textarea-vertical-align="middle" draw:line-distance="2.79cm" draw:placing="below"/>
    </style:style>
    <style:style style:name="gr21" style:family="graphic" style:parent-style-name="measure" style:list-style-name="L1">
      <style:graphic-properties draw:textarea-vertical-align="middle" draw:line-distance="1.4cm" draw:placing="below"/>
    </style:style>
    <style:style style:name="gr22" style:family="graphic" style:parent-style-name="measure" style:list-style-name="L1">
      <style:graphic-properties draw:textarea-vertical-align="middle" draw:line-distance="2.751cm" draw:placing="above"/>
    </style:style>
    <style:style style:name="gr23" style:family="graphic" style:parent-style-name="measure" style:list-style-name="L1">
      <style:graphic-properties draw:textarea-vertical-align="middle" draw:line-distance="6.77cm" draw:placing="below"/>
    </style:style>
    <style:style style:name="gr24" style:family="graphic" style:parent-style-name="measure" style:list-style-name="L1">
      <style:graphic-properties draw:textarea-vertical-align="middle" draw:line-distance="7.9cm" draw:placing="below"/>
    </style:style>
    <style:style style:name="gr25" style:family="graphic" style:parent-style-name="measure" style:list-style-name="L1">
      <style:graphic-properties draw:textarea-vertical-align="middle" draw:line-distance="1.017cm"/>
    </style:style>
    <style:style style:name="gr26" style:family="graphic" style:parent-style-name="measure" style:list-style-name="L1">
      <style:graphic-properties draw:textarea-vertical-align="middle" draw:line-distance="0.684cm" draw:placing="above"/>
    </style:style>
    <style:style style:name="gr27" style:family="graphic" style:parent-style-name="measure" style:list-style-name="L1">
      <style:graphic-properties draw:textarea-vertical-align="middle" draw:line-distance="4.322cm" draw:placing="above"/>
    </style:style>
    <style:style style:name="gr28" style:family="graphic" style:parent-style-name="measure" style:list-style-name="L1">
      <style:graphic-properties draw:textarea-vertical-align="middle" draw:line-distance="1.4cm" draw:placing="below"/>
    </style:style>
    <style:style style:name="P1" style:family="paragraph">
      <loext:graphic-properties draw:fill="hatch" draw:fill-hatch-name="Black_20_45_20_Degrees" draw:fill-hatch-solid="false" draw:opacity="1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hatch-name="Black_20_45_20_Degrees" draw:fill-hatch-solid="false" draw:opacity="30%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23cm" svg:x="9.1cm" svg:y="9.8cm">
          <text:p/>
          <draw:enhanced-geometry svg:viewBox="0 0 21600 21600" draw:type="rectangle" draw:enhanced-path="M 0 0 L 21600 0 21600 21600 0 21600 0 0 Z N"/>
        </draw:custom-shape>
        <draw:measure draw:style-name="gr2" draw:text-style-name="P3" draw:layer="measurelines" svg:x1="18.1cm" svg:y1="9.9cm" svg:x2="19.1cm" svg:y2="9.9cm">
          <text:p text:style-name="P2"><text:span text:style-name="T1"><text:measure text:kind="gap"/></text:span><text:span text:style-name="T1"><text:measure text:kind="value">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3" draw:text-style-name="P4" draw:layer="layout" svg:width="1cm" svg:height="23cm" svg:x="9.1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23cm" svg:x="18.1cm" svg:y="9.8cm">
          <text:p/>
          <draw:enhanced-geometry svg:viewBox="0 0 21600 21600" draw:type="rectangle" draw:enhanced-path="M 0 0 L 21600 0 21600 21600 0 21600 0 0 Z N"/>
        </draw:custom-shape>
        <draw:measure draw:style-name="gr4" draw:text-style-name="P5" draw:layer="layout" svg:x1="9.1cm" svg:y1="8.966cm" svg:x2="19.1cm" svg:y2="9cm">
          <text:p text:style-name="P5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5" draw:text-style-name="P4" draw:layer="layout" svg:width="3.7cm" svg:height="1cm" svg:x="10.1cm" svg:y="22.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1cm" svg:x="13.8cm" svg:y="26.8cm">
          <text:p/>
          <draw:enhanced-geometry svg:viewBox="0 0 21600 21600" draw:type="rectangle" draw:enhanced-path="M 0 0 L 21600 0 21600 21600 0 21600 0 0 Z N"/>
        </draw:custom-shape>
        <draw:measure draw:style-name="gr7" draw:text-style-name="P2" draw:layer="layout" svg:x1="9.1cm" svg:y1="9.8cm" svg:x2="10.1cm" svg:y2="9.8cm">
          <text:p text:style-name="P2"><text:span text:style-name="T1"><text:measure text:kind="gap"/></text:span><text:span text:style-name="T1"><text:measure text:kind="value">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8" draw:text-style-name="P5" draw:layer="layout" svg:x1="18.6cm" svg:y1="26.8cm" svg:x2="18.6cm" svg:y2="32.8cm">
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9" draw:text-style-name="P5" draw:layer="layout" svg:x1="9.1cm" svg:y1="22.1cm" svg:x2="13.8cm" svg:y2="22.1cm">
          <text:p text:style-name="P5"><text:span text:style-name="T1"><text:measure text:kind="gap"/></text:span><text:span text:style-name="T1"><text:measure text:kind="value">4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0" draw:text-style-name="P5" draw:layer="layout" svg:x1="19.3cm" svg:y1="9.8cm" svg:x2="19.3cm" svg:y2="32.8cm">
          <text:p text:style-name="P5"><text:span text:style-name="T1"><text:measure text:kind="gap"/></text:span><text:span text:style-name="T1"><text:measure text:kind="value">23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1" draw:text-style-name="P5" draw:layer="layout" svg:x1="10.223cm" svg:y1="22.15cm" svg:x2="10.2cm" svg:y2="32.8cm">
          <text:p text:style-name="P5"><text:span text:style-name="T1"><text:measure text:kind="gap"/></text:span><text:span text:style-name="T1"><text:measure text:kind="value">106.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12" draw:text-style-name="P4" draw:layer="layout" svg:width="0.2cm" svg:height="23cm" svg:x="25.8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2cm" svg:height="23cm" svg:x="25.6cm" svg:y="9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2cm" svg:height="9.65cm" svg:x="12.6cm" svg:y="23.15cm">
          <text:p/>
          <draw:enhanced-geometry svg:viewBox="0 0 21600 21600" draw:type="rectangle" draw:enhanced-path="M 0 0 L 21600 0 21600 21600 0 21600 0 0 Z N"/>
        </draw:custom-shape>
        <draw:measure draw:style-name="gr15" draw:text-style-name="P5" draw:layer="layout" svg:x1="13.8cm" svg:y1="26.5cm" svg:x2="19.1cm" svg:y2="26.5cm">
          <text:p text:style-name="P5"><text:span text:style-name="T1"><text:measure text:kind="gap"/></text:span><text:span text:style-name="T1"><text:measure text:kind="value">53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3" draw:layer="layout" svg:x1="25.6cm" svg:y1="9.8cm" svg:x2="26cm" svg:y2="9.8cm">
          <text:p text:style-name="P2"><text:span text:style-name="T1"><text:measure text:kind="gap"/></text:span><text:span text:style-name="T1">Mind. </text:span><text:span text:style-name="T1"><text:measure text:kind="value">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16" draw:text-style-name="P4" draw:layer="layout" svg:width="0.132cm" svg:height="0.132cm" svg:x="9.403cm" svg:y="11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7" draw:text-style-name="P5" draw:layer="layout" svg:x1="9.375cm" svg:y1="11.863cm" svg:x2="9.375cm" svg:y2="11.725cm">
          <text:p text:style-name="P5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3" draw:layer="layout" svg:x1="9.1cm" svg:y1="11.9cm" svg:x2="9.47cm" svg:y2="11.897cm">
          <text:p text:style-name="P2"><text:span text:style-name="T1"><text:measure text:kind="gap"/></text:span><text:span text:style-name="T1">3,5 </text:span><text:span text:style-name="T1"><text:measure text:kind="unit">cm</text:measure></text:span><text:span text:style-name="T1"><text:measure text:kind="gap"/></text:span></text:p>
        </draw:measure>
        <draw:custom-shape draw:style-name="gr18" draw:text-style-name="P7" draw:layer="layout" svg:width="0.132cm" svg:height="0.132cm" svg:x="9.415cm" svg:y="29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9" draw:text-style-name="P5" draw:layer="layout" svg:x1="9.387cm" svg:y1="29.863cm" svg:x2="9.387cm" svg:y2="29.725cm">
          <text:p text:style-name="P5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3" draw:layer="layout" svg:x1="9.124cm" svg:y1="29.897cm" svg:x2="9.481cm" svg:y2="29.898cm">
          <text:p text:style-name="P2"><text:span text:style-name="T1"><text:measure text:kind="gap"/></text:span><text:span text:style-name="T1">3,5 </text:span><text:span text:style-name="T1"><text:measure text:kind="unit">cm</text:measure></text:span><text:span text:style-name="T1"><text:measure text:kind="gap"/></text:span></text:p>
        </draw:measure>
        <draw:measure draw:style-name="gr20" draw:text-style-name="P5" draw:layer="layout" svg:x1="9.59cm" svg:y1="29.8cm" svg:x2="9.59cm" svg:y2="32.8cm">
          <text:p text:style-name="P5"><text:span text:style-name="T1"><text:measure text:kind="gap"/></text:span><text:span text:style-name="T1"><text:measure text:kind="value">3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18" draw:text-style-name="P7" draw:layer="layout" svg:width="0.132cm" svg:height="0.132cm" svg:x="18.674cm" svg:y="29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1" draw:text-style-name="P5" draw:layer="layout" svg:x1="18.611cm" svg:y1="29.859cm" svg:x2="18.611cm" svg:y2="29.721cm">
          <text:p text:style-name="P5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3" draw:layer="layout" svg:x1="18.743cm" svg:y1="29.893cm" svg:x2="19.1cm" svg:y2="29.894cm">
          <text:p text:style-name="P2"><text:span text:style-name="T1"><text:measure text:kind="gap"/></text:span><text:span text:style-name="T1">3,5 </text:span><text:span text:style-name="T1"><text:measure text:kind="unit">cm</text:measure></text:span><text:span text:style-name="T1"><text:measure text:kind="gap"/></text:span></text:p>
        </draw:measure>
        <draw:measure draw:style-name="gr22" draw:text-style-name="P5" draw:layer="layout" svg:x1="18.649cm" svg:y1="29.796cm" svg:x2="18.649cm" svg:y2="32.796cm">
          <text:p text:style-name="P5"><text:span text:style-name="T1"><text:measure text:kind="gap"/></text:span><text:span text:style-name="T1"><text:measure text:kind="value">3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3" draw:text-style-name="P5" draw:layer="layout" svg:x1="9.57cm" svg:y1="11.8cm" svg:x2="9.57cm" svg:y2="32.8cm">
          <text:p text:style-name="P5"><text:span text:style-name="T1"><text:measure text:kind="gap"/></text:span><text:span text:style-name="T1"><text:measure text:kind="value">2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4" draw:text-style-name="P5" draw:layer="layout" svg:x1="13.345cm" svg:y1="24.8cm" svg:x2="13.345cm" svg:y2="32.8cm">
          <text:p text:style-name="P5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5" draw:text-style-name="P5" draw:layer="layout" svg:x1="9.1cm" svg:y1="24.877cm" svg:x2="13.249cm" svg:y2="24.894cm">
          <text:p text:style-name="P5"><text:span text:style-name="T1"><text:measure text:kind="gap"/></text:span><text:span text:style-name="T1">41,5</text:span><text:span text:style-name="T1"><text:measure text:kind="unit">cm</text:measure></text:span><text:span text:style-name="T1"><text:measure text:kind="gap"/></text:span></text:p>
        </draw:measure>
        <draw:custom-shape draw:style-name="gr16" draw:text-style-name="P4" draw:layer="layout" svg:width="0.132cm" svg:height="0.132cm" svg:x="18.612cm" svg:y="11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6" draw:text-style-name="P5" draw:layer="layout" svg:x1="18.584cm" svg:y1="11.861cm" svg:x2="18.584cm" svg:y2="11.723cm">
          <text:p text:style-name="P5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3" draw:layer="layout" svg:x1="19.1cm" svg:y1="11.695cm" svg:x2="18.684cm" svg:y2="11.695cm">
          <text:p text:style-name="P2"><text:span text:style-name="T1"><text:measure text:kind="gap"/></text:span><text:span text:style-name="T1">3,5 </text:span><text:span text:style-name="T1"><text:measure text:kind="unit">cm</text:measure></text:span><text:span text:style-name="T1"><text:measure text:kind="gap"/></text:span></text:p>
        </draw:measure>
        <draw:measure draw:style-name="gr27" draw:text-style-name="P5" draw:layer="layout" svg:x1="18.578cm" svg:y1="11.792cm" svg:x2="18.578cm" svg:y2="32.792cm">
          <text:p text:style-name="P5"><text:span text:style-name="T1"><text:measure text:kind="gap"/></text:span><text:span text:style-name="T1"><text:measure text:kind="value">2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16" draw:text-style-name="P4" draw:layer="layout" svg:width="0.132cm" svg:height="0.132cm" svg:x="13.187cm" svg:y="24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8" draw:text-style-name="P5" draw:layer="layout" svg:x1="13.159cm" svg:y1="24.86cm" svg:x2="13.159cm" svg:y2="24.722cm">
          <text:p text:style-name="P5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7-07-27T06:01:04.310398635</meta:creation-date>
    <dc:date>2017-08-05T22:01:22.912871066</dc:date>
    <dc:creator>christian </dc:creator>
    <meta:editing-duration>PT55M47S</meta:editing-duration>
    <meta:editing-cycles>7</meta:editing-cycles>
    <meta:generator>LibreOffice/5.0.3.2$Linux_X86_64 LibreOffice_project/00m0$Build-2</meta:generator>
    <meta:document-statistic meta:object-count="37"/>
  </office:meta>
</office:document-meta>
</file>